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padding="2.01pt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57" table:default-cell-style-name="ce3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6151" calcext:value-type="float">
            <text:p>6151</text:p>
          </table:table-cell>
          <table:table-cell table:style-name="ce2" office:value-type="float" office:value="6650" calcext:value-type="float">
            <text:p>6650</text:p>
          </table:table-cell>
          <table:table-cell table:style-name="ce2" office:value-type="float" office:value="5431" calcext:value-type="float">
            <text:p>5431</text:p>
          </table:table-cell>
          <table:table-cell table:style-name="ce2" office:value-type="float" office:value="5236" calcext:value-type="float">
            <text:p>5236</text:p>
          </table:table-cell>
          <table:table-cell table:style-name="ce2" office:value-type="float" office:value="5882" calcext:value-type="float">
            <text:p>5882</text:p>
          </table:table-cell>
          <table:table-cell table:style-name="ce2" office:value-type="float" office:value="6125" calcext:value-type="float">
            <text:p>6125</text:p>
          </table:table-cell>
          <table:table-cell table:style-name="ce2" office:value-type="float" office:value="5984" calcext:value-type="float">
            <text:p>5984</text:p>
          </table:table-cell>
          <table:table-cell table:style-name="ce2" office:value-type="float" office:value="5914" calcext:value-type="float">
            <text:p>5914</text:p>
          </table:table-cell>
          <table:table-cell table:style-name="ce2" office:value-type="float" office:value="6025" calcext:value-type="float">
            <text:p>6025</text:p>
          </table:table-cell>
          <table:table-cell table:style-name="ce2" office:value-type="float" office:value="18490" calcext:value-type="float">
            <text:p>18490</text:p>
          </table:table-cell>
          <table:table-cell table:style-name="ce2" office:value-type="float" office:value="33880" calcext:value-type="float">
            <text:p>33880</text:p>
          </table:table-cell>
          <table:table-cell table:style-name="ce2" office:value-type="float" office:value="45238" calcext:value-type="float">
            <text:p>45238</text:p>
          </table:table-cell>
          <table:table-cell table:style-name="ce2" office:value-type="float" office:value="560590" calcext:value-type="float">
            <text:p>5605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6470" calcext:value-type="float">
            <text:p>6470</text:p>
          </table:table-cell>
          <table:table-cell table:style-name="ce2" office:value-type="float" office:value="7094" calcext:value-type="float">
            <text:p>7094</text:p>
          </table:table-cell>
          <table:table-cell table:style-name="ce2" office:value-type="float" office:value="7148" calcext:value-type="float">
            <text:p>7148</text:p>
          </table:table-cell>
          <table:table-cell table:style-name="ce2" office:value-type="float" office:value="15168" calcext:value-type="float">
            <text:p>15168</text:p>
          </table:table-cell>
          <table:table-cell table:style-name="ce2" office:value-type="float" office:value="15277" calcext:value-type="float">
            <text:p>15277</text:p>
          </table:table-cell>
          <table:table-cell table:style-name="ce2" office:value-type="float" office:value="13888" calcext:value-type="float">
            <text:p>13888</text:p>
          </table:table-cell>
          <table:table-cell table:style-name="ce2" office:value-type="float" office:value="6275" calcext:value-type="float">
            <text:p>6275</text:p>
          </table:table-cell>
          <table:table-cell table:style-name="ce2" office:value-type="float" office:value="6230" calcext:value-type="float">
            <text:p>6230</text:p>
          </table:table-cell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1825" calcext:value-type="float">
            <text:p>21825</text:p>
          </table:table-cell>
          <table:table-cell table:style-name="ce2" office:value-type="float" office:value="39146" calcext:value-type="float">
            <text:p>39146</text:p>
          </table:table-cell>
          <table:table-cell table:style-name="ce2" office:value-type="float" office:value="56378" calcext:value-type="float">
            <text:p>56378</text:p>
          </table:table-cell>
          <table:table-cell table:style-name="ce2" office:value-type="float" office:value="560590" calcext:value-type="float">
            <text:p>5605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378" calcext:value-type="float">
            <text:p>9378</text:p>
          </table:table-cell>
          <table:table-cell table:style-name="ce2" office:value-type="float" office:value="10647" calcext:value-type="float">
            <text:p>10647</text:p>
          </table:table-cell>
          <table:table-cell table:style-name="ce2" office:value-type="float" office:value="10925" calcext:value-type="float">
            <text:p>10925</text:p>
          </table:table-cell>
          <table:table-cell table:style-name="ce2" office:value-type="float" office:value="19376" calcext:value-type="float">
            <text:p>19376</text:p>
          </table:table-cell>
          <table:table-cell table:style-name="ce2" office:value-type="float" office:value="18051" calcext:value-type="float">
            <text:p>18051</text:p>
          </table:table-cell>
          <table:table-cell table:style-name="ce2" office:value-type="float" office:value="19455" calcext:value-type="float">
            <text:p>19455</text:p>
          </table:table-cell>
          <table:table-cell table:style-name="ce2" office:value-type="float" office:value="11454" calcext:value-type="float">
            <text:p>11454</text:p>
          </table:table-cell>
          <table:table-cell table:style-name="ce2" office:value-type="float" office:value="11676" calcext:value-type="float">
            <text:p>11676</text:p>
          </table:table-cell>
          <table:table-cell table:style-name="ce2" office:value-type="float" office:value="12271" calcext:value-type="float">
            <text:p>12271</text:p>
          </table:table-cell>
          <table:table-cell table:style-name="ce2" office:value-type="float" office:value="31342" calcext:value-type="float">
            <text:p>31342</text:p>
          </table:table-cell>
          <table:table-cell table:style-name="ce2" office:value-type="float" office:value="56570" calcext:value-type="float">
            <text:p>56570</text:p>
          </table:table-cell>
          <table:table-cell table:style-name="ce2" office:value-type="float" office:value="62410" calcext:value-type="float">
            <text:p>62410</text:p>
          </table:table-cell>
          <table:table-cell table:style-name="ce2" office:value-type="float" office:value="560590" calcext:value-type="float">
            <text:p>5605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74877" calcext:value-type="float">
            <text:p>74877</text:p>
          </table:table-cell>
          <table:table-cell table:style-name="ce2" office:value-type="float" office:value="76752" calcext:value-type="float">
            <text:p>76752</text:p>
          </table:table-cell>
          <table:table-cell table:style-name="ce2" office:value-type="float" office:value="70437" calcext:value-type="float">
            <text:p>70437</text:p>
          </table:table-cell>
          <table:table-cell table:style-name="ce2" office:value-type="float" office:value="27212" calcext:value-type="float">
            <text:p>27212</text:p>
          </table:table-cell>
          <table:table-cell table:style-name="ce2" office:value-type="float" office:value="27242" calcext:value-type="float">
            <text:p>27242</text:p>
          </table:table-cell>
          <table:table-cell table:style-name="ce2" office:value-type="float" office:value="22930" calcext:value-type="float">
            <text:p>22930</text:p>
          </table:table-cell>
          <table:table-cell table:style-name="ce2" office:value-type="float" office:value="17496" calcext:value-type="float">
            <text:p>17496</text:p>
          </table:table-cell>
          <table:table-cell table:style-name="ce2" office:value-type="float" office:value="16312" calcext:value-type="float">
            <text:p>16312</text:p>
          </table:table-cell>
          <table:table-cell table:style-name="ce2" office:value-type="float" office:value="16831" calcext:value-type="float">
            <text:p>16831</text:p>
          </table:table-cell>
          <table:table-cell table:style-name="ce2" office:value-type="float" office:value="52975" calcext:value-type="float">
            <text:p>52975</text:p>
          </table:table-cell>
          <table:table-cell table:style-name="ce2" office:value-type="float" office:value="63507" calcext:value-type="float">
            <text:p>63507</text:p>
          </table:table-cell>
          <table:table-cell table:style-name="ce2" office:value-type="float" office:value="70872" calcext:value-type="float">
            <text:p>70872</text:p>
          </table:table-cell>
          <table:table-cell table:style-name="ce2" office:value-type="float" office:value="560590" calcext:value-type="float">
            <text:p>5605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float" office:value="74483" calcext:value-type="float">
            <text:p>74483</text:p>
          </table:table-cell>
          <table:table-cell table:style-name="ce2" office:value-type="float" office:value="80157" calcext:value-type="float">
            <text:p>80157</text:p>
          </table:table-cell>
          <table:table-cell table:style-name="ce2" office:value-type="float" office:value="79147" calcext:value-type="float">
            <text:p>79147</text:p>
          </table:table-cell>
          <table:table-cell table:style-name="ce2" office:value-type="float" office:value="68610" calcext:value-type="float">
            <text:p>68610</text:p>
          </table:table-cell>
          <table:table-cell table:style-name="ce2" office:value-type="float" office:value="62248" calcext:value-type="float">
            <text:p>62248</text:p>
          </table:table-cell>
          <table:table-cell table:style-name="ce2" office:value-type="float" office:value="57698" calcext:value-type="float">
            <text:p>57698</text:p>
          </table:table-cell>
          <table:table-cell table:style-name="ce2" office:value-type="float" office:value="45856" calcext:value-type="float">
            <text:p>45856</text:p>
          </table:table-cell>
          <table:table-cell table:style-name="ce2" office:value-type="float" office:value="41009" calcext:value-type="float">
            <text:p>41009</text:p>
          </table:table-cell>
          <table:table-cell table:style-name="ce2" office:value-type="float" office:value="45205" calcext:value-type="float">
            <text:p>45205</text:p>
          </table:table-cell>
          <table:table-cell table:style-name="ce2" office:value-type="float" office:value="71235" calcext:value-type="float">
            <text:p>71235</text:p>
          </table:table-cell>
          <table:table-cell table:style-name="ce2" office:value-type="float" office:value="72080" calcext:value-type="float">
            <text:p>72080</text:p>
          </table:table-cell>
          <table:table-cell table:style-name="ce2" office:value-type="float" office:value="68645" calcext:value-type="float">
            <text:p>68645</text:p>
          </table:table-cell>
          <table:table-cell table:style-name="ce2" office:value-type="float" office:value="560590" calcext:value-type="float">
            <text:p>5605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float" office:value="79068" calcext:value-type="float">
            <text:p>79068</text:p>
          </table:table-cell>
          <table:table-cell table:style-name="ce2" office:value-type="float" office:value="81689" calcext:value-type="float">
            <text:p>81689</text:p>
          </table:table-cell>
          <table:table-cell table:style-name="ce2" office:value-type="float" office:value="85936" calcext:value-type="float">
            <text:p>85936</text:p>
          </table:table-cell>
          <table:table-cell table:style-name="ce2" office:value-type="float" office:value="81755" calcext:value-type="float">
            <text:p>81755</text:p>
          </table:table-cell>
          <table:table-cell table:style-name="ce2" office:value-type="float" office:value="79784" calcext:value-type="float">
            <text:p>79784</text:p>
          </table:table-cell>
          <table:table-cell table:style-name="ce2" office:value-type="float" office:value="78371" calcext:value-type="float">
            <text:p>78371</text:p>
          </table:table-cell>
          <table:table-cell table:style-name="ce2" office:value-type="float" office:value="68063" calcext:value-type="float">
            <text:p>68063</text:p>
          </table:table-cell>
          <table:table-cell table:style-name="ce2" office:value-type="float" office:value="65733" calcext:value-type="float">
            <text:p>65733</text:p>
          </table:table-cell>
          <table:table-cell table:style-name="ce2" office:value-type="float" office:value="61952" calcext:value-type="float">
            <text:p>61952</text:p>
          </table:table-cell>
          <table:table-cell table:style-name="ce2" office:value-type="float" office:value="67402" calcext:value-type="float">
            <text:p>67402</text:p>
          </table:table-cell>
          <table:table-cell table:style-name="ce2" office:value-type="float" office:value="73104" calcext:value-type="float">
            <text:p>73104</text:p>
          </table:table-cell>
          <table:table-cell table:style-name="ce2" office:value-type="float" office:value="70328" calcext:value-type="float">
            <text:p>70328</text:p>
          </table:table-cell>
          <table:table-cell table:style-name="ce2" office:value-type="float" office:value="560590" calcext:value-type="float">
            <text:p>5605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float" office:value="78035" calcext:value-type="float">
            <text:p>78035</text:p>
          </table:table-cell>
          <table:table-cell table:style-name="ce2" office:value-type="float" office:value="81774" calcext:value-type="float">
            <text:p>81774</text:p>
          </table:table-cell>
          <table:table-cell table:style-name="ce2" office:value-type="float" office:value="79874" calcext:value-type="float">
            <text:p>79874</text:p>
          </table:table-cell>
          <table:table-cell table:style-name="ce2" office:value-type="float" office:value="80628" calcext:value-type="float">
            <text:p>80628</text:p>
          </table:table-cell>
          <table:table-cell table:style-name="ce2" office:value-type="float" office:value="72422" calcext:value-type="float">
            <text:p>72422</text:p>
          </table:table-cell>
          <table:table-cell table:style-name="ce2" office:value-type="float" office:value="75586" calcext:value-type="float">
            <text:p>75586</text:p>
          </table:table-cell>
          <table:table-cell table:style-name="ce2" office:value-type="float" office:value="68888" calcext:value-type="float">
            <text:p>68888</text:p>
          </table:table-cell>
          <table:table-cell table:style-name="ce2" office:value-type="float" office:value="72983" calcext:value-type="float">
            <text:p>72983</text:p>
          </table:table-cell>
          <table:table-cell table:style-name="ce2" office:value-type="float" office:value="69783" calcext:value-type="float">
            <text:p>69783</text:p>
          </table:table-cell>
          <table:table-cell table:style-name="ce2" office:value-type="float" office:value="66899" calcext:value-type="float">
            <text:p>66899</text:p>
          </table:table-cell>
          <table:table-cell table:style-name="ce2" office:value-type="float" office:value="66276" calcext:value-type="float">
            <text:p>66276</text:p>
          </table:table-cell>
          <table:table-cell table:style-name="ce2" office:value-type="float" office:value="67827" calcext:value-type="float">
            <text:p>67827</text:p>
          </table:table-cell>
          <table:table-cell table:style-name="ce2" office:value-type="float" office:value="560590" calcext:value-type="float">
            <text:p>5605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float" office:value="5059" calcext:value-type="float">
            <text:p>5059</text:p>
          </table:table-cell>
          <table:table-cell table:style-name="ce2" office:value-type="float" office:value="5508" calcext:value-type="float">
            <text:p>5508</text:p>
          </table:table-cell>
          <table:table-cell table:style-name="ce2" office:value-type="float" office:value="5412" calcext:value-type="float">
            <text:p>54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60590" calcext:value-type="float">
            <text:p>560590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string" calcext:value-type="string">
            <text:p>Vin</text:p>
          </table:table-cell>
          <table:table-cell table:number-columns-repeated="3" office:value-type="string" calcext:value-type="string">
            <text:p>Doxo</text:p>
          </table:table-cell>
          <table:table-cell table:number-columns-repeated="3" office:value-type="string" calcext:value-type="string">
            <text:p>Cyclo</text:p>
          </table:table-cell>
          <table:table-cell table:number-columns-repeated="3" office:value-type="string" calcext:value-type="string">
            <text:p>Na Thi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AVERAGE([.B9:.D9])" office:value-type="float" office:value="5326.33333333333" calcext:value-type="float">
            <text:p>5326.333333333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formula="of:=[.B2]-5326.33333333333" office:value-type="float" office:value="824.66666666667" calcext:value-type="float">
            <text:p>824.66666666667</text:p>
          </table:table-cell>
          <table:table-cell table:formula="of:=[.C2]-5326.33333333333" office:value-type="float" office:value="1323.66666666667" calcext:value-type="float">
            <text:p>1323.66666666667</text:p>
          </table:table-cell>
          <table:table-cell table:formula="of:=[.D2]-5326.33333333333" office:value-type="float" office:value="104.66666666667" calcext:value-type="float">
            <text:p>104.66666666667</text:p>
          </table:table-cell>
          <table:table-cell table:formula="of:=[.E2]-5326.33333333333" office:value-type="float" office:value="-90.3333333333303" calcext:value-type="float">
            <text:p>-90.3333333333303</text:p>
          </table:table-cell>
          <table:table-cell table:formula="of:=[.F2]-5326.33333333333" office:value-type="float" office:value="555.66666666667" calcext:value-type="float">
            <text:p>555.66666666667</text:p>
          </table:table-cell>
          <table:table-cell table:formula="of:=[.G2]-5326.33333333333" office:value-type="float" office:value="798.66666666667" calcext:value-type="float">
            <text:p>798.66666666667</text:p>
          </table:table-cell>
          <table:table-cell table:formula="of:=[.H2]-5326.33333333333" office:value-type="float" office:value="657.66666666667" calcext:value-type="float">
            <text:p>657.66666666667</text:p>
          </table:table-cell>
          <table:table-cell table:formula="of:=[.I2]-5326.33333333333" office:value-type="float" office:value="587.66666666667" calcext:value-type="float">
            <text:p>587.66666666667</text:p>
          </table:table-cell>
          <table:table-cell table:formula="of:=[.J2]-5326.33333333333" office:value-type="float" office:value="698.66666666667" calcext:value-type="float">
            <text:p>698.66666666667</text:p>
          </table:table-cell>
          <table:table-cell table:formula="of:=[.K2]-5326.33333333333" office:value-type="float" office:value="13163.6666666667" calcext:value-type="float">
            <text:p>13163.6666666667</text:p>
          </table:table-cell>
          <table:table-cell table:formula="of:=[.L2]-5326.33333333333" office:value-type="float" office:value="28553.6666666667" calcext:value-type="float">
            <text:p>28553.6666666667</text:p>
          </table:table-cell>
          <table:table-cell table:formula="of:=[.M2]-5326.33333333333" office:value-type="float" office:value="39911.6666666667" calcext:value-type="float">
            <text:p>39911.6666666667</text:p>
          </table:table-cell>
          <table:table-cell table:number-columns-repeated="1011"/>
        </table:table-row>
        <table:table-row table:style-name="ro2">
          <table:table-cell/>
          <table:table-cell table:formula="of:=[.B3]-5326.33333333333" office:value-type="float" office:value="1143.66666666667" calcext:value-type="float">
            <text:p>1143.66666666667</text:p>
          </table:table-cell>
          <table:table-cell table:formula="of:=[.C3]-5326.33333333333" office:value-type="float" office:value="1767.66666666667" calcext:value-type="float">
            <text:p>1767.66666666667</text:p>
          </table:table-cell>
          <table:table-cell table:formula="of:=[.D3]-5326.33333333333" office:value-type="float" office:value="1821.66666666667" calcext:value-type="float">
            <text:p>1821.66666666667</text:p>
          </table:table-cell>
          <table:table-cell table:formula="of:=[.E3]-5326.33333333333" office:value-type="float" office:value="9841.66666666667" calcext:value-type="float">
            <text:p>9841.66666666667</text:p>
          </table:table-cell>
          <table:table-cell table:formula="of:=[.F3]-5326.33333333333" office:value-type="float" office:value="9950.66666666667" calcext:value-type="float">
            <text:p>9950.66666666667</text:p>
          </table:table-cell>
          <table:table-cell table:formula="of:=[.G3]-5326.33333333333" office:value-type="float" office:value="8561.66666666667" calcext:value-type="float">
            <text:p>8561.66666666667</text:p>
          </table:table-cell>
          <table:table-cell table:formula="of:=[.H3]-5326.33333333333" office:value-type="float" office:value="948.66666666667" calcext:value-type="float">
            <text:p>948.66666666667</text:p>
          </table:table-cell>
          <table:table-cell table:formula="of:=[.I3]-5326.33333333333" office:value-type="float" office:value="903.66666666667" calcext:value-type="float">
            <text:p>903.66666666667</text:p>
          </table:table-cell>
          <table:table-cell table:formula="of:=[.J3]-5326.33333333333" office:value-type="float" office:value="983.66666666667" calcext:value-type="float">
            <text:p>983.66666666667</text:p>
          </table:table-cell>
          <table:table-cell table:formula="of:=[.K3]-5326.33333333333" office:value-type="float" office:value="16498.6666666667" calcext:value-type="float">
            <text:p>16498.6666666667</text:p>
          </table:table-cell>
          <table:table-cell table:formula="of:=[.L3]-5326.33333333333" office:value-type="float" office:value="33819.6666666667" calcext:value-type="float">
            <text:p>33819.6666666667</text:p>
          </table:table-cell>
          <table:table-cell table:formula="of:=[.M3]-5326.33333333333" office:value-type="float" office:value="51051.6666666667" calcext:value-type="float">
            <text:p>51051.6666666667</text:p>
          </table:table-cell>
          <table:table-cell table:number-columns-repeated="1011"/>
        </table:table-row>
        <table:table-row table:style-name="ro2">
          <table:table-cell/>
          <table:table-cell table:formula="of:=[.B4]-5326.33333333333" office:value-type="float" office:value="4051.66666666667" calcext:value-type="float">
            <text:p>4051.66666666667</text:p>
          </table:table-cell>
          <table:table-cell table:formula="of:=[.C4]-5326.33333333333" office:value-type="float" office:value="5320.66666666667" calcext:value-type="float">
            <text:p>5320.66666666667</text:p>
          </table:table-cell>
          <table:table-cell table:formula="of:=[.D4]-5326.33333333333" office:value-type="float" office:value="5598.66666666667" calcext:value-type="float">
            <text:p>5598.66666666667</text:p>
          </table:table-cell>
          <table:table-cell table:formula="of:=[.E4]-5326.33333333333" office:value-type="float" office:value="14049.6666666667" calcext:value-type="float">
            <text:p>14049.6666666667</text:p>
          </table:table-cell>
          <table:table-cell table:formula="of:=[.F4]-5326.33333333333" office:value-type="float" office:value="12724.6666666667" calcext:value-type="float">
            <text:p>12724.6666666667</text:p>
          </table:table-cell>
          <table:table-cell table:formula="of:=[.G4]-5326.33333333333" office:value-type="float" office:value="14128.6666666667" calcext:value-type="float">
            <text:p>14128.6666666667</text:p>
          </table:table-cell>
          <table:table-cell table:formula="of:=[.H4]-5326.33333333333" office:value-type="float" office:value="6127.66666666667" calcext:value-type="float">
            <text:p>6127.66666666667</text:p>
          </table:table-cell>
          <table:table-cell table:formula="of:=[.I4]-5326.33333333333" office:value-type="float" office:value="6349.66666666667" calcext:value-type="float">
            <text:p>6349.66666666667</text:p>
          </table:table-cell>
          <table:table-cell table:formula="of:=[.J4]-5326.33333333333" office:value-type="float" office:value="6944.66666666667" calcext:value-type="float">
            <text:p>6944.66666666667</text:p>
          </table:table-cell>
          <table:table-cell table:formula="of:=[.K4]-5326.33333333333" office:value-type="float" office:value="26015.6666666667" calcext:value-type="float">
            <text:p>26015.6666666667</text:p>
          </table:table-cell>
          <table:table-cell table:formula="of:=[.L4]-5326.33333333333" office:value-type="float" office:value="51243.6666666667" calcext:value-type="float">
            <text:p>51243.6666666667</text:p>
          </table:table-cell>
          <table:table-cell table:formula="of:=[.M4]-5326.33333333333" office:value-type="float" office:value="57083.6666666667" calcext:value-type="float">
            <text:p>57083.6666666667</text:p>
          </table:table-cell>
          <table:table-cell table:number-columns-repeated="1011"/>
        </table:table-row>
        <table:table-row table:style-name="ro2">
          <table:table-cell/>
          <table:table-cell table:formula="of:=[.B5]-5326.33333333333" office:value-type="float" office:value="69550.6666666667" calcext:value-type="float">
            <text:p>69550.6666666667</text:p>
          </table:table-cell>
          <table:table-cell table:formula="of:=[.C5]-5326.33333333333" office:value-type="float" office:value="71425.6666666667" calcext:value-type="float">
            <text:p>71425.6666666667</text:p>
          </table:table-cell>
          <table:table-cell table:formula="of:=[.D5]-5326.33333333333" office:value-type="float" office:value="65110.6666666667" calcext:value-type="float">
            <text:p>65110.6666666667</text:p>
          </table:table-cell>
          <table:table-cell table:formula="of:=[.E5]-5326.33333333333" office:value-type="float" office:value="21885.6666666667" calcext:value-type="float">
            <text:p>21885.6666666667</text:p>
          </table:table-cell>
          <table:table-cell table:formula="of:=[.F5]-5326.33333333333" office:value-type="float" office:value="21915.6666666667" calcext:value-type="float">
            <text:p>21915.6666666667</text:p>
          </table:table-cell>
          <table:table-cell table:formula="of:=[.G5]-5326.33333333333" office:value-type="float" office:value="17603.6666666667" calcext:value-type="float">
            <text:p>17603.6666666667</text:p>
          </table:table-cell>
          <table:table-cell table:formula="of:=[.H5]-5326.33333333333" office:value-type="float" office:value="12169.6666666667" calcext:value-type="float">
            <text:p>12169.6666666667</text:p>
          </table:table-cell>
          <table:table-cell table:formula="of:=[.I5]-5326.33333333333" office:value-type="float" office:value="10985.6666666667" calcext:value-type="float">
            <text:p>10985.6666666667</text:p>
          </table:table-cell>
          <table:table-cell table:formula="of:=[.J5]-5326.33333333333" office:value-type="float" office:value="11504.6666666667" calcext:value-type="float">
            <text:p>11504.6666666667</text:p>
          </table:table-cell>
          <table:table-cell table:formula="of:=[.K5]-5326.33333333333" office:value-type="float" office:value="47648.6666666667" calcext:value-type="float">
            <text:p>47648.6666666667</text:p>
          </table:table-cell>
          <table:table-cell table:formula="of:=[.L5]-5326.33333333333" office:value-type="float" office:value="58180.6666666667" calcext:value-type="float">
            <text:p>58180.6666666667</text:p>
          </table:table-cell>
          <table:table-cell table:formula="of:=[.M5]-5326.33333333333" office:value-type="float" office:value="65545.6666666667" calcext:value-type="float">
            <text:p>65545.6666666667</text:p>
          </table:table-cell>
          <table:table-cell table:number-columns-repeated="1011"/>
        </table:table-row>
        <table:table-row table:style-name="ro2">
          <table:table-cell/>
          <table:table-cell table:formula="of:=[.B6]-5326.33333333333" office:value-type="float" office:value="69156.6666666667" calcext:value-type="float">
            <text:p>69156.6666666667</text:p>
          </table:table-cell>
          <table:table-cell table:formula="of:=[.C6]-5326.33333333333" office:value-type="float" office:value="74830.6666666667" calcext:value-type="float">
            <text:p>74830.6666666667</text:p>
          </table:table-cell>
          <table:table-cell table:formula="of:=[.D6]-5326.33333333333" office:value-type="float" office:value="73820.6666666667" calcext:value-type="float">
            <text:p>73820.6666666667</text:p>
          </table:table-cell>
          <table:table-cell table:formula="of:=[.E6]-5326.33333333333" office:value-type="float" office:value="63283.6666666667" calcext:value-type="float">
            <text:p>63283.6666666667</text:p>
          </table:table-cell>
          <table:table-cell table:formula="of:=[.F6]-5326.33333333333" office:value-type="float" office:value="56921.6666666667" calcext:value-type="float">
            <text:p>56921.6666666667</text:p>
          </table:table-cell>
          <table:table-cell table:formula="of:=[.G6]-5326.33333333333" office:value-type="float" office:value="52371.6666666667" calcext:value-type="float">
            <text:p>52371.6666666667</text:p>
          </table:table-cell>
          <table:table-cell table:formula="of:=[.H6]-5326.33333333333" office:value-type="float" office:value="40529.6666666667" calcext:value-type="float">
            <text:p>40529.6666666667</text:p>
          </table:table-cell>
          <table:table-cell table:formula="of:=[.I6]-5326.33333333333" office:value-type="float" office:value="35682.6666666667" calcext:value-type="float">
            <text:p>35682.6666666667</text:p>
          </table:table-cell>
          <table:table-cell table:formula="of:=[.J6]-5326.33333333333" office:value-type="float" office:value="39878.6666666667" calcext:value-type="float">
            <text:p>39878.6666666667</text:p>
          </table:table-cell>
          <table:table-cell table:formula="of:=[.K6]-5326.33333333333" office:value-type="float" office:value="65908.6666666667" calcext:value-type="float">
            <text:p>65908.6666666667</text:p>
          </table:table-cell>
          <table:table-cell table:formula="of:=[.L6]-5326.33333333333" office:value-type="float" office:value="66753.6666666667" calcext:value-type="float">
            <text:p>66753.6666666667</text:p>
          </table:table-cell>
          <table:table-cell table:formula="of:=[.M6]-5326.33333333333" office:value-type="float" office:value="63318.6666666667" calcext:value-type="float">
            <text:p>63318.6666666667</text:p>
          </table:table-cell>
          <table:table-cell table:number-columns-repeated="1011"/>
        </table:table-row>
        <table:table-row table:style-name="ro2">
          <table:table-cell/>
          <table:table-cell table:formula="of:=[.B7]-5326.33333333333" office:value-type="float" office:value="73741.6666666667" calcext:value-type="float">
            <text:p>73741.6666666667</text:p>
          </table:table-cell>
          <table:table-cell table:formula="of:=[.C7]-5326.33333333333" office:value-type="float" office:value="76362.6666666667" calcext:value-type="float">
            <text:p>76362.6666666667</text:p>
          </table:table-cell>
          <table:table-cell table:formula="of:=[.D7]-5326.33333333333" office:value-type="float" office:value="80609.6666666667" calcext:value-type="float">
            <text:p>80609.6666666667</text:p>
          </table:table-cell>
          <table:table-cell table:formula="of:=[.E7]-5326.33333333333" office:value-type="float" office:value="76428.6666666667" calcext:value-type="float">
            <text:p>76428.6666666667</text:p>
          </table:table-cell>
          <table:table-cell table:formula="of:=[.F7]-5326.33333333333" office:value-type="float" office:value="74457.6666666667" calcext:value-type="float">
            <text:p>74457.6666666667</text:p>
          </table:table-cell>
          <table:table-cell table:formula="of:=[.G7]-5326.33333333333" office:value-type="float" office:value="73044.6666666667" calcext:value-type="float">
            <text:p>73044.6666666667</text:p>
          </table:table-cell>
          <table:table-cell table:formula="of:=[.H7]-5326.33333333333" office:value-type="float" office:value="62736.6666666667" calcext:value-type="float">
            <text:p>62736.6666666667</text:p>
          </table:table-cell>
          <table:table-cell table:formula="of:=[.I7]-5326.33333333333" office:value-type="float" office:value="60406.6666666667" calcext:value-type="float">
            <text:p>60406.6666666667</text:p>
          </table:table-cell>
          <table:table-cell table:formula="of:=[.J7]-5326.33333333333" office:value-type="float" office:value="56625.6666666667" calcext:value-type="float">
            <text:p>56625.6666666667</text:p>
          </table:table-cell>
          <table:table-cell table:formula="of:=[.K7]-5326.33333333333" office:value-type="float" office:value="62075.6666666667" calcext:value-type="float">
            <text:p>62075.6666666667</text:p>
          </table:table-cell>
          <table:table-cell table:formula="of:=[.L7]-5326.33333333333" office:value-type="float" office:value="67777.6666666667" calcext:value-type="float">
            <text:p>67777.6666666667</text:p>
          </table:table-cell>
          <table:table-cell table:formula="of:=[.M7]-5326.33333333333" office:value-type="float" office:value="65001.6666666667" calcext:value-type="float">
            <text:p>65001.6666666667</text:p>
          </table:table-cell>
          <table:table-cell table:number-columns-repeated="1011"/>
        </table:table-row>
        <table:table-row table:style-name="ro2">
          <table:table-cell/>
          <table:table-cell table:formula="of:=[.B8]-5326.33333333333" office:value-type="float" office:value="72708.6666666667" calcext:value-type="float">
            <text:p>72708.6666666667</text:p>
          </table:table-cell>
          <table:table-cell table:formula="of:=[.C8]-5326.33333333333" office:value-type="float" office:value="76447.6666666667" calcext:value-type="float">
            <text:p>76447.6666666667</text:p>
          </table:table-cell>
          <table:table-cell table:formula="of:=[.D8]-5326.33333333333" office:value-type="float" office:value="74547.6666666667" calcext:value-type="float">
            <text:p>74547.6666666667</text:p>
          </table:table-cell>
          <table:table-cell table:formula="of:=[.E8]-5326.33333333333" office:value-type="float" office:value="75301.6666666667" calcext:value-type="float">
            <text:p>75301.6666666667</text:p>
          </table:table-cell>
          <table:table-cell table:formula="of:=[.F8]-5326.33333333333" office:value-type="float" office:value="67095.6666666667" calcext:value-type="float">
            <text:p>67095.6666666667</text:p>
          </table:table-cell>
          <table:table-cell table:formula="of:=[.G8]-5326.33333333333" office:value-type="float" office:value="70259.6666666667" calcext:value-type="float">
            <text:p>70259.6666666667</text:p>
          </table:table-cell>
          <table:table-cell table:formula="of:=[.H8]-5326.33333333333" office:value-type="float" office:value="63561.6666666667" calcext:value-type="float">
            <text:p>63561.6666666667</text:p>
          </table:table-cell>
          <table:table-cell table:formula="of:=[.I8]-5326.33333333333" office:value-type="float" office:value="67656.6666666667" calcext:value-type="float">
            <text:p>67656.6666666667</text:p>
          </table:table-cell>
          <table:table-cell table:formula="of:=[.J8]-5326.33333333333" office:value-type="float" office:value="64456.6666666667" calcext:value-type="float">
            <text:p>64456.6666666667</text:p>
          </table:table-cell>
          <table:table-cell table:formula="of:=[.K8]-5326.33333333333" office:value-type="float" office:value="61572.6666666667" calcext:value-type="float">
            <text:p>61572.6666666667</text:p>
          </table:table-cell>
          <table:table-cell table:formula="of:=[.L8]-5326.33333333333" office:value-type="float" office:value="60949.6666666667" calcext:value-type="float">
            <text:p>60949.6666666667</text:p>
          </table:table-cell>
          <table:table-cell table:formula="of:=[.M8]-5326.33333333333" office:value-type="float" office:value="62500.6666666667" calcext:value-type="float">
            <text:p>62500.6666666667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Vincristine (nM)</text:p>
          </table:table-cell>
          <table:table-cell table:number-columns-repeated="3"/>
          <table:table-cell office:value-type="string" calcext:value-type="string">
            <text:p>Doxorubisin (µM)</text:p>
          </table:table-cell>
          <table:table-cell table:number-columns-repeated="3"/>
          <table:table-cell office:value-type="string" calcext:value-type="string">
            <text:p>Cyclophosphamide (ppm)</text:p>
          </table:table-cell>
          <table:table-cell table:number-columns-repeated="3"/>
          <table:table-cell office:value-type="string" calcext:value-type="string">
            <text:p>Na Thiosulfate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24.66666666667" calcext:value-type="float">
            <text:p>824.66666666667</text:p>
          </table:table-cell>
          <table:table-cell office:value-type="float" office:value="1323.66666666667" calcext:value-type="float">
            <text:p>1323.66666666667</text:p>
          </table:table-cell>
          <table:table-cell office:value-type="float" office:value="104.66666666667" calcext:value-type="float">
            <text:p>104.66666666667</text:p>
          </table:table-cell>
          <table:table-cell office:value-type="float" office:value="1" calcext:value-type="float">
            <text:p>1</text:p>
          </table:table-cell>
          <table:table-cell office:value-type="float" office:value="-90.3333333333303" calcext:value-type="float">
            <text:p>-90.3333333333303</text:p>
          </table:table-cell>
          <table:table-cell office:value-type="float" office:value="555.66666666667" calcext:value-type="float">
            <text:p>555.66666666667</text:p>
          </table:table-cell>
          <table:table-cell office:value-type="float" office:value="798.66666666667" calcext:value-type="float">
            <text:p>798.6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657.66666666667" calcext:value-type="float">
            <text:p>657.66666666667</text:p>
          </table:table-cell>
          <table:table-cell office:value-type="float" office:value="587.66666666667" calcext:value-type="float">
            <text:p>587.66666666667</text:p>
          </table:table-cell>
          <table:table-cell office:value-type="float" office:value="698.66666666667" calcext:value-type="float">
            <text:p>698.6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13163.6666666667" calcext:value-type="float">
            <text:p>13163.6666666667</text:p>
          </table:table-cell>
          <table:table-cell office:value-type="float" office:value="28553.6666666667" calcext:value-type="float">
            <text:p>28553.6666666667</text:p>
          </table:table-cell>
          <table:table-cell office:value-type="float" office:value="39911.6666666667" calcext:value-type="float">
            <text:p>39911.6666666667</text:p>
          </table:table-cell>
          <table:table-cell table:number-columns-repeated="1008"/>
        </table:table-row>
        <table:table-row table:style-name="ro2">
          <table:table-cell table:formula="of:=[.A23]/3" office:value-type="float" office:value="3.33333333333333" calcext:value-type="float">
            <text:p>3.33333333333333</text:p>
          </table:table-cell>
          <table:table-cell office:value-type="float" office:value="1143.66666666667" calcext:value-type="float">
            <text:p>1143.66666666667</text:p>
          </table:table-cell>
          <table:table-cell office:value-type="float" office:value="1767.66666666667" calcext:value-type="float">
            <text:p>1767.66666666667</text:p>
          </table:table-cell>
          <table:table-cell office:value-type="float" office:value="1821.66666666667" calcext:value-type="float">
            <text:p>1821.66666666667</text:p>
          </table:table-cell>
          <table:table-cell table:formula="of:=[.E23]/3" office:value-type="float" office:value="0.333333333333333" calcext:value-type="float">
            <text:p>0.333333333333333</text:p>
          </table:table-cell>
          <table:table-cell office:value-type="float" office:value="9841.66666666667" calcext:value-type="float">
            <text:p>9841.66666666667</text:p>
          </table:table-cell>
          <table:table-cell office:value-type="float" office:value="9950.66666666667" calcext:value-type="float">
            <text:p>9950.66666666667</text:p>
          </table:table-cell>
          <table:table-cell office:value-type="float" office:value="8561.66666666667" calcext:value-type="float">
            <text:p>8561.66666666667</text:p>
          </table:table-cell>
          <table:table-cell table:formula="of:=[.I23]/3" office:value-type="float" office:value="6.66666666666667" calcext:value-type="float">
            <text:p>6.66666666666667</text:p>
          </table:table-cell>
          <table:table-cell office:value-type="float" office:value="948.66666666667" calcext:value-type="float">
            <text:p>948.66666666667</text:p>
          </table:table-cell>
          <table:table-cell office:value-type="float" office:value="903.66666666667" calcext:value-type="float">
            <text:p>903.66666666667</text:p>
          </table:table-cell>
          <table:table-cell office:value-type="float" office:value="983.66666666667" calcext:value-type="float">
            <text:p>983.66666666667</text:p>
          </table:table-cell>
          <table:table-cell table:formula="of:=[.M23]/3" office:value-type="float" office:value="6.66666666666667" calcext:value-type="float">
            <text:p>6.66666666666667</text:p>
          </table:table-cell>
          <table:table-cell office:value-type="float" office:value="16498.6666666667" calcext:value-type="float">
            <text:p>16498.6666666667</text:p>
          </table:table-cell>
          <table:table-cell office:value-type="float" office:value="33819.6666666667" calcext:value-type="float">
            <text:p>33819.6666666667</text:p>
          </table:table-cell>
          <table:table-cell office:value-type="float" office:value="51051.6666666667" calcext:value-type="float">
            <text:p>51051.6666666667</text:p>
          </table:table-cell>
          <table:table-cell table:number-columns-repeated="1008"/>
        </table:table-row>
        <table:table-row table:style-name="ro2">
          <table:table-cell table:formula="of:=[.A24]/3" office:value-type="float" office:value="1.11111111111111" calcext:value-type="float">
            <text:p>1.11111111111111</text:p>
          </table:table-cell>
          <table:table-cell office:value-type="float" office:value="4051.66666666667" calcext:value-type="float">
            <text:p>4051.66666666667</text:p>
          </table:table-cell>
          <table:table-cell office:value-type="float" office:value="5320.66666666667" calcext:value-type="float">
            <text:p>5320.66666666667</text:p>
          </table:table-cell>
          <table:table-cell office:value-type="float" office:value="5598.66666666667" calcext:value-type="float">
            <text:p>5598.66666666667</text:p>
          </table:table-cell>
          <table:table-cell table:formula="of:=[.E24]/3" office:value-type="float" office:value="0.111111111111111" calcext:value-type="float">
            <text:p>0.111111111111111</text:p>
          </table:table-cell>
          <table:table-cell office:value-type="float" office:value="14049.6666666667" calcext:value-type="float">
            <text:p>14049.6666666667</text:p>
          </table:table-cell>
          <table:table-cell office:value-type="float" office:value="12724.6666666667" calcext:value-type="float">
            <text:p>12724.6666666667</text:p>
          </table:table-cell>
          <table:table-cell office:value-type="float" office:value="14128.6666666667" calcext:value-type="float">
            <text:p>14128.6666666667</text:p>
          </table:table-cell>
          <table:table-cell table:formula="of:=[.I24]/3" office:value-type="float" office:value="2.22222222222222" calcext:value-type="float">
            <text:p>2.22222222222222</text:p>
          </table:table-cell>
          <table:table-cell office:value-type="float" office:value="6127.66666666667" calcext:value-type="float">
            <text:p>6127.66666666667</text:p>
          </table:table-cell>
          <table:table-cell office:value-type="float" office:value="6349.66666666667" calcext:value-type="float">
            <text:p>6349.66666666667</text:p>
          </table:table-cell>
          <table:table-cell office:value-type="float" office:value="6944.66666666667" calcext:value-type="float">
            <text:p>6944.66666666667</text:p>
          </table:table-cell>
          <table:table-cell table:formula="of:=[.M24]/3" office:value-type="float" office:value="2.22222222222222" calcext:value-type="float">
            <text:p>2.22222222222222</text:p>
          </table:table-cell>
          <table:table-cell office:value-type="float" office:value="26015.6666666667" calcext:value-type="float">
            <text:p>26015.6666666667</text:p>
          </table:table-cell>
          <table:table-cell office:value-type="float" office:value="51243.6666666667" calcext:value-type="float">
            <text:p>51243.6666666667</text:p>
          </table:table-cell>
          <table:table-cell office:value-type="float" office:value="57083.6666666667" calcext:value-type="float">
            <text:p>57083.6666666667</text:p>
          </table:table-cell>
          <table:table-cell table:number-columns-repeated="1008"/>
        </table:table-row>
        <table:table-row table:style-name="ro2">
          <table:table-cell table:formula="of:=[.A25]/3" office:value-type="float" office:value="0.37037037037037" calcext:value-type="float">
            <text:p>0.37037037037037</text:p>
          </table:table-cell>
          <table:table-cell office:value-type="float" office:value="69550.6666666667" calcext:value-type="float">
            <text:p>69550.6666666667</text:p>
          </table:table-cell>
          <table:table-cell office:value-type="float" office:value="71425.6666666667" calcext:value-type="float">
            <text:p>71425.6666666667</text:p>
          </table:table-cell>
          <table:table-cell office:value-type="float" office:value="65110.6666666667" calcext:value-type="float">
            <text:p>65110.6666666667</text:p>
          </table:table-cell>
          <table:table-cell table:formula="of:=[.E25]/3" office:value-type="float" office:value="0.037037037037037" calcext:value-type="float">
            <text:p>0.037037037037037</text:p>
          </table:table-cell>
          <table:table-cell office:value-type="float" office:value="21885.6666666667" calcext:value-type="float">
            <text:p>21885.6666666667</text:p>
          </table:table-cell>
          <table:table-cell office:value-type="float" office:value="21915.6666666667" calcext:value-type="float">
            <text:p>21915.6666666667</text:p>
          </table:table-cell>
          <table:table-cell office:value-type="float" office:value="17603.6666666667" calcext:value-type="float">
            <text:p>17603.6666666667</text:p>
          </table:table-cell>
          <table:table-cell table:formula="of:=[.I25]/3" office:value-type="float" office:value="0.740740740740741" calcext:value-type="float">
            <text:p>0.740740740740741</text:p>
          </table:table-cell>
          <table:table-cell office:value-type="float" office:value="12169.6666666667" calcext:value-type="float">
            <text:p>12169.6666666667</text:p>
          </table:table-cell>
          <table:table-cell office:value-type="float" office:value="10985.6666666667" calcext:value-type="float">
            <text:p>10985.6666666667</text:p>
          </table:table-cell>
          <table:table-cell office:value-type="float" office:value="11504.6666666667" calcext:value-type="float">
            <text:p>11504.6666666667</text:p>
          </table:table-cell>
          <table:table-cell table:formula="of:=[.M25]/3" office:value-type="float" office:value="0.740740740740741" calcext:value-type="float">
            <text:p>0.740740740740741</text:p>
          </table:table-cell>
          <table:table-cell office:value-type="float" office:value="47648.6666666667" calcext:value-type="float">
            <text:p>47648.6666666667</text:p>
          </table:table-cell>
          <table:table-cell office:value-type="float" office:value="58180.6666666667" calcext:value-type="float">
            <text:p>58180.6666666667</text:p>
          </table:table-cell>
          <table:table-cell office:value-type="float" office:value="65545.6666666667" calcext:value-type="float">
            <text:p>65545.6666666667</text:p>
          </table:table-cell>
          <table:table-cell table:number-columns-repeated="1008"/>
        </table:table-row>
        <table:table-row table:style-name="ro2">
          <table:table-cell table:formula="of:=[.A26]/3" office:value-type="float" office:value="0.123456790123457" calcext:value-type="float">
            <text:p>0.123456790123457</text:p>
          </table:table-cell>
          <table:table-cell office:value-type="float" office:value="69156.6666666667" calcext:value-type="float">
            <text:p>69156.6666666667</text:p>
          </table:table-cell>
          <table:table-cell office:value-type="float" office:value="74830.6666666667" calcext:value-type="float">
            <text:p>74830.6666666667</text:p>
          </table:table-cell>
          <table:table-cell office:value-type="float" office:value="73820.6666666667" calcext:value-type="float">
            <text:p>73820.6666666667</text:p>
          </table:table-cell>
          <table:table-cell table:formula="of:=[.E26]/3" office:value-type="float" office:value="0.0123456790123457" calcext:value-type="float">
            <text:p>0.012345679012346</text:p>
          </table:table-cell>
          <table:table-cell office:value-type="float" office:value="63283.6666666667" calcext:value-type="float">
            <text:p>63283.6666666667</text:p>
          </table:table-cell>
          <table:table-cell office:value-type="float" office:value="56921.6666666667" calcext:value-type="float">
            <text:p>56921.6666666667</text:p>
          </table:table-cell>
          <table:table-cell office:value-type="float" office:value="52371.6666666667" calcext:value-type="float">
            <text:p>52371.6666666667</text:p>
          </table:table-cell>
          <table:table-cell table:formula="of:=[.I26]/3" office:value-type="float" office:value="0.246913580246914" calcext:value-type="float">
            <text:p>0.246913580246914</text:p>
          </table:table-cell>
          <table:table-cell office:value-type="float" office:value="40529.6666666667" calcext:value-type="float">
            <text:p>40529.6666666667</text:p>
          </table:table-cell>
          <table:table-cell office:value-type="float" office:value="35682.6666666667" calcext:value-type="float">
            <text:p>35682.6666666667</text:p>
          </table:table-cell>
          <table:table-cell office:value-type="float" office:value="39878.6666666667" calcext:value-type="float">
            <text:p>39878.6666666667</text:p>
          </table:table-cell>
          <table:table-cell table:formula="of:=[.M26]/3" office:value-type="float" office:value="0.246913580246914" calcext:value-type="float">
            <text:p>0.246913580246914</text:p>
          </table:table-cell>
          <table:table-cell office:value-type="float" office:value="65908.6666666667" calcext:value-type="float">
            <text:p>65908.6666666667</text:p>
          </table:table-cell>
          <table:table-cell office:value-type="float" office:value="66753.6666666667" calcext:value-type="float">
            <text:p>66753.6666666667</text:p>
          </table:table-cell>
          <table:table-cell office:value-type="float" office:value="63318.6666666667" calcext:value-type="float">
            <text:p>63318.6666666667</text:p>
          </table:table-cell>
          <table:table-cell table:number-columns-repeated="1008"/>
        </table:table-row>
        <table:table-row table:style-name="ro2">
          <table:table-cell table:formula="of:=[.A27]/3" office:value-type="float" office:value="0.0411522633744856" calcext:value-type="float">
            <text:p>0.041152263374486</text:p>
          </table:table-cell>
          <table:table-cell office:value-type="float" office:value="73741.6666666667" calcext:value-type="float">
            <text:p>73741.6666666667</text:p>
          </table:table-cell>
          <table:table-cell office:value-type="float" office:value="76362.6666666667" calcext:value-type="float">
            <text:p>76362.6666666667</text:p>
          </table:table-cell>
          <table:table-cell office:value-type="float" office:value="80609.6666666667" calcext:value-type="float">
            <text:p>80609.6666666667</text:p>
          </table:table-cell>
          <table:table-cell table:formula="of:=[.E27]/3" office:value-type="float" office:value="0.00411522633744856" calcext:value-type="float">
            <text:p>0.004115226337449</text:p>
          </table:table-cell>
          <table:table-cell office:value-type="float" office:value="76428.6666666667" calcext:value-type="float">
            <text:p>76428.6666666667</text:p>
          </table:table-cell>
          <table:table-cell office:value-type="float" office:value="74457.6666666667" calcext:value-type="float">
            <text:p>74457.6666666667</text:p>
          </table:table-cell>
          <table:table-cell office:value-type="float" office:value="73044.6666666667" calcext:value-type="float">
            <text:p>73044.6666666667</text:p>
          </table:table-cell>
          <table:table-cell table:formula="of:=[.I27]/3" office:value-type="float" office:value="0.0823045267489712" calcext:value-type="float">
            <text:p>0.082304526748971</text:p>
          </table:table-cell>
          <table:table-cell office:value-type="float" office:value="62736.6666666667" calcext:value-type="float">
            <text:p>62736.6666666667</text:p>
          </table:table-cell>
          <table:table-cell office:value-type="float" office:value="60406.6666666667" calcext:value-type="float">
            <text:p>60406.6666666667</text:p>
          </table:table-cell>
          <table:table-cell office:value-type="float" office:value="56625.6666666667" calcext:value-type="float">
            <text:p>56625.6666666667</text:p>
          </table:table-cell>
          <table:table-cell table:formula="of:=[.M27]/3" office:value-type="float" office:value="0.0823045267489712" calcext:value-type="float">
            <text:p>0.082304526748971</text:p>
          </table:table-cell>
          <table:table-cell office:value-type="float" office:value="62075.6666666667" calcext:value-type="float">
            <text:p>62075.6666666667</text:p>
          </table:table-cell>
          <table:table-cell office:value-type="float" office:value="67777.6666666667" calcext:value-type="float">
            <text:p>67777.6666666667</text:p>
          </table:table-cell>
          <table:table-cell office:value-type="float" office:value="65001.6666666667" calcext:value-type="float">
            <text:p>65001.6666666667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2708.6666666667" calcext:value-type="float">
            <text:p>72708.6666666667</text:p>
          </table:table-cell>
          <table:table-cell office:value-type="float" office:value="76447.6666666667" calcext:value-type="float">
            <text:p>76447.6666666667</text:p>
          </table:table-cell>
          <table:table-cell office:value-type="float" office:value="74547.6666666667" calcext:value-type="float">
            <text:p>74547.6666666667</text:p>
          </table:table-cell>
          <table:table-cell office:value-type="float" office:value="0" calcext:value-type="float">
            <text:p>0</text:p>
          </table:table-cell>
          <table:table-cell office:value-type="float" office:value="75301.6666666667" calcext:value-type="float">
            <text:p>75301.6666666667</text:p>
          </table:table-cell>
          <table:table-cell office:value-type="float" office:value="67095.6666666667" calcext:value-type="float">
            <text:p>67095.6666666667</text:p>
          </table:table-cell>
          <table:table-cell office:value-type="float" office:value="70259.6666666667" calcext:value-type="float">
            <text:p>70259.6666666667</text:p>
          </table:table-cell>
          <table:table-cell office:value-type="float" office:value="0" calcext:value-type="float">
            <text:p>0</text:p>
          </table:table-cell>
          <table:table-cell office:value-type="float" office:value="63561.6666666667" calcext:value-type="float">
            <text:p>63561.6666666667</text:p>
          </table:table-cell>
          <table:table-cell office:value-type="float" office:value="67656.6666666667" calcext:value-type="float">
            <text:p>67656.6666666667</text:p>
          </table:table-cell>
          <table:table-cell office:value-type="float" office:value="64456.6666666667" calcext:value-type="float">
            <text:p>64456.6666666667</text:p>
          </table:table-cell>
          <table:table-cell office:value-type="float" office:value="0" calcext:value-type="float">
            <text:p>0</text:p>
          </table:table-cell>
          <table:table-cell office:value-type="float" office:value="61572.6666666667" calcext:value-type="float">
            <text:p>61572.6666666667</text:p>
          </table:table-cell>
          <table:table-cell office:value-type="float" office:value="60949.6666666667" calcext:value-type="float">
            <text:p>60949.6666666667</text:p>
          </table:table-cell>
          <table:table-cell office:value-type="float" office:value="62500.6666666667" calcext:value-type="float">
            <text:p>62500.6666666667</text:p>
          </table:table-cell>
          <table:table-cell table:number-columns-repeated="100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3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3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S PGothic" style:font-family-asian="'MS PGothi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o Tek</meta:initial-creator>
    <meta:creation-date>2018-06-06T14:22:01</meta:creation-date>
    <dc:date>2018-06-07T08:28:44.801123000</dc:date>
    <meta:editing-cycles>2</meta:editing-cycles>
    <meta:editing-duration>PT4M52S</meta:editing-duration>
    <meta:document-statistic meta:table-count="3" meta:cell-count="337" meta:object-count="0"/>
    <meta:generator>LibreOffice/5.4.6.2$MacOSX_X86_64 LibreOffice_project/4014ce260a04f1026ba855d3b8d91541c224eab8</meta:generator>
  </office:meta>
</office:document-meta>
</file>